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Menlo" fo:font-size="10.5pt" officeooo:rsid="0015469b" officeooo:paragraph-rsid="000491ae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Menlo" officeooo:rsid="0015469b" officeooo:paragraph-rsid="000491ae"/>
    </style:style>
    <style:style style:name="P3" style:family="paragraph" style:parent-style-name="Standard">
      <style:text-properties officeooo:rsid="002fd460" officeooo:paragraph-rsid="0030ea80"/>
    </style:style>
    <style:style style:name="P4" style:family="paragraph" style:parent-style-name="Standard">
      <style:text-properties officeooo:rsid="002fd460" officeooo:paragraph-rsid="002fd460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2fd460" officeooo:paragraph-rsid="0030ea80"/>
    </style:style>
    <style:style style:name="T1" style:family="text">
      <style:text-properties officeooo:rsid="002f9ff3"/>
    </style:style>
    <style:style style:name="T2" style:family="text">
      <style:text-properties officeooo:rsid="0030ea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ie Gurnee</text:p>
      <text:p text:style-name="P1">COSC 592</text:p>
      <text:p text:style-name="P1">Operating Systems</text:p>
      <text:p text:style-name="P2">Chapter <text:span text:style-name="T1">5</text:span> Reading Questions:</text:p>
      <text:p text:style-name="P2"/>
      <text:p text:style-name="P3">5.7<text:span text:style-name="T2">)</text:span> <text:span text:style-name="T2">Race conditions are possible in many computer systems. Consider a banking system that maintains an account balance with two functions: deposit(amount) and withdraw(amount). These two functions are passed the amount that is to be deposited or withdrawn from the bank account balance. Assume that a husband and wife share a bank account. Concurrently, the husband calls the withdraw() function and the wife calls deposit(). Describe how a race condition is possible and what might be done to prevent the race condition from occurring.</text:span></text:p>
      <text:p text:style-name="P3"/>
      <text:p text:style-name="P5">5.8<text:span text:style-name="T2">)</text:span> <text:span text:style-name="T2">The first known correct software solution to the critical-section problem for two processes was developed by Dekker. The two processes, P0 and P1, share the following variables:boolean flag[2]; /* initially false */</text:span></text:p>
      <text:p text:style-name="P5"><text:span text:style-name="T2">int turn;The structure of process Pi (i == 0 or 1) is shown in Figure 5.21. The other process is Pj (j == 1 or 0). Prove that the algorithm satisfies all three requirements for the critical-section problem.</text:span></text:p>
      <text:p text:style-name="P5"/>
      <text:p text:style-name="P3">5.14<text:span text:style-name="T2">)</text:span> <text:span text:style-name="T2">Describe how the compare_and_swap() instruction can be used to provide mutual exclusion that satisfies the bounded-waiting requirement.</text:span></text:p>
      <text:p text:style-name="P3"/>
      <text:p text:style-name="P3">5.28<text:span text:style-name="T2">)</text:span> <text:span text:style-name="T2">Discuss the tradeoff between fairness and throughput of operations in the readers–writers problem. Propose a method for solving the readers–writers problem without causing starvation.</text:span></text:p>
      <text:p text:style-name="P4"/>
      <text:p text:style-name="P3">5.32<text:span text:style-name="T2">)</text:span> <text:span text:style-name="T2">A file is to be shared among different processes, each of which has a unique number. The file can be accessed simultaneously by several processes, subject to the following constraint: the sum of all unique numbers associated with all the processes currently accessing the file must be less than n. Write a monitor to coordinate access to the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8:11:52.703577000</meta:creation-date>
    <dc:date>2015-05-22T11:09:41.148641000</dc:date>
    <meta:editing-duration>PT15H37M31S</meta:editing-duration>
    <meta:editing-cycles>41</meta:editing-cycles>
    <meta:generator>LibreOffice/4.3.7.2$MacOSX_X86_64 LibreOffice_project/8a35821d8636a03b8bf4e15b48f59794652c68ba</meta:generator>
    <meta:document-statistic meta:table-count="0" meta:image-count="0" meta:object-count="0" meta:page-count="1" meta:paragraph-count="10" meta:word-count="272" meta:character-count="1713" meta:non-whitespace-character-count="1453"/>
  </office:meta>
</office:document-meta>
</file>